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cm" svg:stroke-color="#3465a4" draw:stroke-linejoin="round" svg:stroke-linecap="butt" draw:fill="solid" draw:fill-color="#729fcf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729fcf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ath draw:style-name="gr2" draw:text-style-name="P2" draw:layer="layout" svg:width="6.478cm" svg:height="5.59cm" svg:x="4.681cm" svg:y="8.111cm" svg:viewBox="0 0 6479 5591" svg:d="M6479 2797c0 490-150 972-434 1397-283 424-692 777-1185 1022s-1052 375-1621 375-1126-130-1619-375c-492-245-901-598-1186-1022-284-425-434-907-434-1397 0-491 150-973 434-1399 285-425 694-777 1185-1023 494-246 1051-375 1620-375s1128 129 1619 375c495 246 904 598 1187 1023 284 426 434 908 434 1397z">
          <text:p/>
        </draw:path>
        <draw:polygon draw:style-name="gr2" draw:text-style-name="P2" draw:layer="layout" svg:width="8.89cm" svg:height="5.334cm" svg:x="11.54cm" svg:y="3.666cm" svg:viewBox="0 0 8891 5335" draw:points="4446,5335 0,5335 0,0 8891,0 8891,5335">
          <text:p/>
        </draw:polygon>
      </draw:page>
      <draw:page draw:name="page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8.638cm" svg:height="6.986cm" svg:x="5.825cm" svg:y="3.03cm" svg:viewBox="0 0 8639 6987" draw:points="4318,0 8639,6987 0,6987">
          <text:p/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document-statistic meta:object-count="5"/>
    <meta:generator>LibreOfficeDev/7.1.0.0.alpha0$Linux_X86_64 LibreOffice_project/457a4415a6cecbb9096887c7415e56cb73c8eaaa</meta:generator>
  </office:meta>
</office:document-meta>
</file>